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Inter" svg:font-family="Inter"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Orbitron" svg:font-family="Orbitron" style:font-adornments="Bold" style:font-pitch="variable"/>
    <style:font-face style:name="Vampiro One" svg:font-family="'Vampiro One'" style:font-adornments="Bold" style:font-pitch="variable"/>
  </office:font-face-decls>
  <office:automatic-styles>
    <style:style style:name="P1" style:family="paragraph" style:parent-style-name="Standard">
      <style:text-properties officeooo:rsid="007b6b5d" officeooo:paragraph-rsid="007b6b5d"/>
    </style:style>
    <style:style style:name="P2" style:family="paragraph" style:parent-style-name="Standard">
      <style:text-properties officeooo:rsid="007c501c" officeooo:paragraph-rsid="007c501c"/>
    </style:style>
    <style:style style:name="P3" style:family="paragraph" style:parent-style-name="Heading_20_2">
      <style:text-properties officeooo:paragraph-rsid="007c501c"/>
    </style:style>
    <style:style style:name="P4" style:family="paragraph" style:parent-style-name="Standard">
      <style:text-properties officeooo:rsid="007b6b5d" officeooo:paragraph-rsid="007d4f63"/>
    </style:style>
    <style:style style:name="P5" style:family="paragraph" style:parent-style-name="Heading_20_2">
      <style:text-properties officeooo:paragraph-rsid="007d4f63"/>
    </style:style>
    <style:style style:name="P6" style:family="paragraph" style:parent-style-name="Standard">
      <style:text-properties officeooo:rsid="007c501c" officeooo:paragraph-rsid="007d4f63"/>
    </style:style>
    <style:style style:name="P7" style:family="paragraph" style:parent-style-name="Standard">
      <style:text-properties officeooo:rsid="007d4f63" officeooo:paragraph-rsid="007ef9a0"/>
    </style:style>
    <style:style style:name="P8" style:family="paragraph" style:parent-style-name="Heading_20_2">
      <style:text-properties officeooo:rsid="007ef9a0" officeooo:paragraph-rsid="007ef9a0"/>
    </style:style>
    <style:style style:name="P9" style:family="paragraph" style:parent-style-name="Standard">
      <style:text-properties officeooo:rsid="007ef9a0" officeooo:paragraph-rsid="007ef9a0"/>
    </style:style>
    <style:style style:name="P10" style:family="paragraph" style:parent-style-name="Standard">
      <style:text-properties officeooo:rsid="007d4f63" officeooo:paragraph-rsid="007d4f63"/>
    </style:style>
    <style:style style:name="P11" style:family="paragraph" style:parent-style-name="Standard">
      <style:text-properties officeooo:rsid="007b6b5d" officeooo:paragraph-rsid="007ef9a0"/>
    </style:style>
    <style:style style:name="P12" style:family="paragraph" style:parent-style-name="Heading_20_2">
      <style:text-properties officeooo:paragraph-rsid="007ef9a0"/>
    </style:style>
    <style:style style:name="P13" style:family="paragraph" style:parent-style-name="Standard">
      <style:text-properties officeooo:rsid="0080b0f7" officeooo:paragraph-rsid="0080b0f7"/>
    </style:style>
    <style:style style:name="P14" style:family="paragraph" style:parent-style-name="Standard">
      <style:text-properties officeooo:rsid="007a72bb" officeooo:paragraph-rsid="007ef9a0"/>
    </style:style>
    <style:style style:name="T1" style:family="text">
      <style:text-properties officeooo:rsid="007ef9a0"/>
    </style:style>
    <style:style style:name="T2" style:family="text">
      <style:text-properties officeooo:rsid="007d4f63"/>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8">
        <text:h text:style-name="Heading_20_1" text:outline-level="1">Kapitel xx</text:h>
        <text:h text:style-name="Heading_20_1" text:outline-level="1">Vampire</text:h>
        <text:p text:style-name="P1"/>
        <text:p text:style-name="P1">Vampire verbrennen bei Kontakt mit Sonnenlicht.</text:p>
        <text:p text:style-name="P1">Vampire können Wohnhäuser nicht ohne Einladung betreten.</text:p>
        <text:p text:style-name="P1">Vampire können sich heiligen Symbolen nicht näheren, sie können keinen geweihten boden betreten und weihwasser verbrennt sie.</text:p>
        <text:p text:style-name="P1">Wird ein Vampir erschlagen, verwandelt er sich in einen schwarm von Fledermäusen und kehrt in seinen Sarg zurück. Der Vampir erhebt sich erst nach sieben nächten wieder.</text:p>
        <text:p text:style-name="P1">Um einen Vampir zu töten, muss man ihn in seinem Sarg pfählen, enthaupten oder Sonnenlicht aussetzen.</text:p>
        <text:p text:style-name="P2">Vampire müssen umgeben von Heimaterde schlafen, sonst werden sie langsam aber sicher wahnsinnig.</text:p>
        <text:p text:style-name="P2"/>
        <text:h text:style-name="Heading_20_2" text:outline-level="2">Blut</text:h>
        <text:p text:style-name="P2">Vampire benötigen Blut um zu Überleben und um ihre übernatürlichen Fähigkeiten zu benutzen.</text:p>
        <text:p text:style-name="P2">Hungert ein Vampir, wird er zunehmend Tierhaft und wild, ehe er schließlich zu seinem hirnlosen Monster verkommt.</text:p>
        <text:p text:style-name="P2"/>
        <text:h text:style-name="P3" text:outline-level="2">Schöpfung</text:h>
        <text:p text:style-name="P2">Trinkt ein Mensch drei Tage in folge Blut von einem Vampir, stirbt er, und erhebt sich sieben Tage später aus seinem Grab als Vampir.</text:p>
        <text:p text:style-name="P2">Allerdings ist die Verwandlung instabiel. Jeder Vampir wird mit einem zufällig Fluch geboren (Monströses aussehen, kein Spiegelbild, etc.). Einige Vampire glauben die Umstände der Verwandlung beeinflussen den Fluch, dies scheint aber nur bedingt der Fall zu sein.</text:p>
        <text:p text:style-name="P4"><text:soft-page-break/></text:p>
        <text:h text:style-name="P5" text:outline-level="2">Domäne</text:h>
        <text:p text:style-name="P6">Vampire sind terretoriale Kreaturen, die gewöhnlich den Ort ihres Todes heimsuchen – ihre Domäne. Sie müssen im verfluchten Boden dieses Landes ruhen um nicht wahnissing zu werden, erlangen dafür aber übernatürliche Macht, je mehr Kontrolle sie über ihre Domäne haben <text:span text:style-name="T1">(Requiem / Resourcen).</text:span></text:p>
        <text:p text:style-name="P7"/>
        <text:h text:style-name="P8" text:outline-level="2">Widersacher</text:h>
        <text:p text:style-name="P9">Die Spieler beginnen ihr unleben ohne Macht oder Einfluss. Sie müssen ihre Domäne erst einmal erobern, indem sie feindliche Monster bezwingen oder in ihre Dienste zwingen (Requiem / Resourcen).</text:p>
        <text:p text:style-name="P9"/>
        <text:h text:style-name="Heading_20_2" text:outline-level="2">Requiem</text:h>
        <text:p text:style-name="P10">Die Spieler erhalten, neben ihrem jeweiligen Playbooks, einen gemeinsamen Bogen für ihr Requiem – eine Art Playbook für ihre Geschichte.</text:p>
        <text:p text:style-name="P11"/>
        <text:h text:style-name="P12" text:outline-level="2">Menschen</text:h>
        <text:p text:style-name="P13">Abgesehen von wenigen ausnahmen sind Menschen schwach und hilflos im Angesicht der Spieler und anderen Monstern. Aber sie sorgen dafür dass eine Domäne floriert, der handel fließt und die ansässigen Monster und Vampire Nahrung finden.</text:p>
        <text:p text:style-name="P14"/>
        <text:h text:style-name="Heading_20_3" text:outline-level="3">Meister</text:h>
        <text:p text:style-name="P1">Die Spieler sind allesamt die ehemaligen Sklaven eines mächtigen Vampirs. <text:span text:style-name="T2">Sie müssen entscheiden:</text:span></text:p>
        <text:p text:style-name="P1">Welche Sünde hat ihren Meister Beherscht (Hochmut, Zorn, etc.)?</text:p>
        <text:p text:style-name="P1">Weshalb ist er nichtmehr hier (Verschwunden, Erschlagen, Schläft, Freitot, etc.)?</text:p>
        <text:p text:style-name="P1"/>
        <text:h text:style-name="Heading_20_3" text:outline-level="3"><text:soft-page-break/>Nemesis</text:h>
        <text:p text:style-name="P10">Die Spieler beginnen das Spiel mit einem Nemesis, der sie biss aufs Blut hasst.</text:p>
        <text:p text:style-name="P10">Wer ist der Nemesis (Familie von Vampirjägern, Werwolfrudel, Nekromant, Feindlicher Vampir)?</text:p>
        <text:p text:style-name="P10">Warum hasst er die Helden (Mord, alter Feind des Meisters, Religiöser Eifer, etc.)?</text:p>
        <text:p text:style-name="P1"/>
        <text:h text:style-name="Heading_20_3" text:outline-level="3">Zuflucht</text:h>
        <text:p text:style-name="P6"><text:span text:style-name="T2">V</text:span>ampire brauchen eine Zuflucht <text:span text:style-name="T2">in der sie ihren Sarg lagern und sich bei Tag zurückziehen.</text:span></text:p>
        <text:p text:style-name="P2">Welche Art ist ihre Zuflucht (Krypta, Schloss, Stadtvilla, etc.)?</text:p>
        <text:p text:style-name="P10">Ist ihre Zuflucht geheim oder bekannt?</text:p>
        <text:p text:style-name="P10">Haben sie noch keine Zuflucht und müssen sie diese erst etablieren?</text:p>
        <text:p text:style-name="P10"/>
        <text:h text:style-name="Heading_20_3" text:outline-level="3">Resourcen</text:h>
        <text:p text:style-name="P10">Resourcen funktionieren wie Talente, nur dass die ganze Gruppe darauf zugreifen kann. <text:span text:style-name="T1">Resourcen werden nicht durch Level oder Erfahrung freigespielt, sondern indem die Spieler eine Gruppe monster rekrutieren, und sie dazu bringen die Ressource in ihrer Zuflucht zu betreuen. Beispiele:</text:span></text:p>
        <text:p text:style-name="P9">Ställe (Geister, Zigeuner, Nekromanten) – Kutsche, Pferde, etc.</text:p>
        <text:p text:style-name="P9">Krypta (Nekromanten, Vampir Sklaven) – Die Helden können jederzeit eine Schaar Skelette oder Zombies organisieren und an einen Ort schicken.</text:p>
        <text:p text:style-name="P9"/>
        <text:h text:style-name="Heading_20_3" text:outline-level="3">Terror</text:h>
        <text:p text:style-name="P9">Dieser Wert zeigt wie sehr die Menschen die Spieler und ihre Herrschaft fürchten. Der Wert startet mit 0, da niemand weiß dass die Spieler existieren, aber sobald sie beginnen Einfluss zu nehmen, steigt er und kann niewieder auf 0 zurücksinken.</text:p>
        <text:p text:style-name="P9">Agieren die Helden grausam oder brutal steigt der Wert.</text:p>
        <text:p text:style-name="P9"><text:soft-page-break/>Handeln die Helden zurückhalten und kümmern sich um ihre Domäne sinkt der Wert (aber nie unter 1).</text:p>
        <text:p text:style-name="P13">Bei einem hohen Terrorwert verlassen Menschen die Gegend und die Domäne beginnt zu verfallen, aber andere Monster fürchten die Helden und halten die füße Still.</text:p>
        <text:p text:style-name="P13">Bei einem niedrigen Wert floriert die Region und die Menschen fühlen sich, dafür sehen andere Monster die Helden als Schwach and beginnen gegen sie zu intregieren und ihre Macht herauszufordern.</text:p>
        <text:p text:style-name="P13"/>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Inter" svg:font-family="Inter"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Orbitron" svg:font-family="Orbitron" style:font-adornments="Bold" style:font-pitch="variable"/>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Inter" fo:font-family="Inter"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Orbitron" fo:font-family="Orbitron"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06pt solid #191919" style:writing-mode="lr-tb"/>
      <style:text-properties fo:font-variant="small-caps" style:use-window-font-color="true" loext:opacity="0%" style:font-name="Orbitron" fo:font-family="Orbitron"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Orbitron" fo:font-family="Orbitron" style:font-style-name="Bold" style:font-pitch="variable" fo:font-size="10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1"><text:page-number text:select-page="current">4</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25</meta:editing-cycles>
    <meta:creation-date>2020-04-16T07:43:00</meta:creation-date>
    <dc:date>2026-04-10T10:54:23.465534235</dc:date>
    <meta:generator>LibreOffice/26.2.1.2$Linux_X86_64 LibreOffice_project/8399f6259d8c87f40e7255cdb3c9b958f5e08948</meta:generator>
    <meta:editing-duration>PT17H38M55S</meta:editing-duration>
    <meta:print-date>2026-04-02T15:54:51.081337174</meta:print-date>
    <meta:document-statistic meta:table-count="0" meta:image-count="0" meta:object-count="0" meta:page-count="4" meta:paragraph-count="49" meta:word-count="618" meta:character-count="4146" meta:non-whitespace-character-count="3573"/>
    <meta:user-defined meta:name="Company">Landratsamt Rosenheim</meta:user-defined>
    <meta:template xlink:type="simple" xlink:actuate="onRequest" xlink:title="Normal" xlink:href=""/>
  </office:meta>
</office:document-meta>
</file>